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9.82cm" fo:margin-left="3.08cm" fo:margin-right="4.101cm" table:align="margins"/>
    </style:style>
    <style:style style:name="Tabelle2.A" style:family="table-column">
      <style:table-column-properties style:column-width="2.653cm" style:rel-column-width="17705*"/>
    </style:style>
    <style:style style:name="Tabelle2.B" style:family="table-column">
      <style:table-column-properties style:column-width="2.223cm" style:rel-column-width="14832*"/>
    </style:style>
    <style:style style:name="Tabelle2.C" style:family="table-column">
      <style:table-column-properties style:column-width="2.722cm" style:rel-column-width="18164*"/>
    </style:style>
    <style:style style:name="Tabelle2.D" style:family="table-column">
      <style:table-column-properties style:column-width="2.223cm" style:rel-column-width="14834*"/>
    </style:style>
    <style:style style:name="Tabel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e6e6ff" fo:padding="0.097cm" fo:border="0.05pt solid #000000">
        <style:background-image/>
      </style:table-cell-properties>
    </style:style>
    <style:style style:name="Tabelle2.A2" style:family="table-cell" style:data-style-name="N0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 style:list-style-name="List_20_3"/>
    <style:style style:name="P2" style:family="paragraph" style:parent-style-name="Text_20_body" style:list-style-name="List_20_3">
      <style:text-properties officeooo:rsid="001cddec" officeooo:paragraph-rsid="001cdde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fa3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officeooo:rsid="001cddec"/>
    </style:style>
    <style:style style:name="T8" style:family="text">
      <style:text-properties officeooo:rsid="001dfa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Aufgabe: <text:span text:style-name="T8">V</text:span>erkehrssimulation</text:h>
      <text:list xml:id="list8612086220280053546" text:style-name="List_20_3">
        <text:list-item>
          <text:p text:style-name="P1">Lerninhalte: Zellulare Automaten, Arrays, GUIs</text:p>
        </text:list-item>
        <text:list-item>
          <text:p text:style-name="P2"><text:a xlink:type="simple" xlink:href="https://www.youtube.com/watch?v=i6tyAiBnCcM&amp;list=PL2B57237080C83CDA">https://www.youtube.com/watch?v=i6tyAiBnCcM&amp;list=PL2B57237080C83CDA</text:a></text:p>
        </text:list-item>
        <text:list-item>
          <text:p text:style-name="P2"><text:a xlink:type="simple" xlink:href="http://www.lehrer-online.de/868169.php">http://www.lehrer-online.de/868169.php</text:a></text:p>
        </text:list-item>
      </text:list>
      <text:p text:style-name="Text_20_body">Zelluläre Automaten können zur Verkehrssimulation herangezogen werden.</text:p>
      <text:list xml:id="list100805373412960" text:continue-numbering="true" text:style-name="List_20_3">
        <text:list-item>
          <text:p text:style-name="P1">Beschreibung <text:span text:style-name="T8">(vereinfachte Darstellung)</text:span>:<text:line-break/>Eine einspurige Straße, auf der sich Autos in nur eine Richtung fortbewegen. Die Straße wird in Zellen von 7.50 m Länge eingeteilt. In jeder Zelle kann sich höchstens ein Fahrzeug befinden. Wir haben <text:span text:style-name="T3">i= 1, …,n</text:span> Fahrzeuge. Jedes Fahrzeug hat eine individuelle Eigengeschwindigkeit <text:span text:style-name="T3">v</text:span><text:span text:style-name="T5">i</text:span><text:span text:style-name="T3"> = {0|1|2|3|4|5}</text:span>. Die Höchstgeschwindigkeit <text:span text:style-name="T3">v</text:span><text:span text:style-name="T5">max</text:span><text:span text:style-name="T3"> = 5.<text:line-break/></text:span><text:line-break/>Jeder Zeitschritt besteht aus 3 Teilschritte<text:span text:style-name="T7">n</text:span>. In den ersten beiden Teilschritten wird die neue Geschwindigkeit des Fahrzeuges so ermittelt, dass Kollisionen verhindert werden. Erst im 3. Teilschritt bewegen sich die Fahrzeuge vorwärts. Jeder der 3 Teilschritte wird gleichzeitig für alle Fahrzeuge durchgeführt.</text:p>
        </text:list-item>
      </text:list>
      <text:list xml:id="list8477933699618478808" text:style-name="L1">
        <text:list-item>
          <text:p text:style-name="P3">BESCHLEUNIGEN: v<text:span text:style-name="T4">i</text:span> = min{v<text:span text:style-name="T4">i</text:span> +1 , v<text:span text:style-name="T4">max</text:span>}</text:p>
        </text:list-item>
        <text:list-item>
          <text:p text:style-name="P3">BREMSEN: Falls v<text:span text:style-name="T4">i</text:span> &gt; d(i, i+1) , so reduziere v<text:span text:style-name="T4">i</text:span> auf v<text:span text:style-name="T4">i</text:span>= d(i, i+1).<text:line-break/>Hierbei ist d(i, i+1) die Anzahl der leeren Zellen zwischen Fahrzeug i und Fahrzeug i+1</text:p>
        </text:list-item>
        <text:list-item>
          <text:p text:style-name="P3">BEWEGEN: Jedes Fahrzeug i bewegt sich v<text:span text:style-name="T4">i</text:span> Zellen vorwärts.<text:line-break/></text:p>
        </text:list-item>
      </text:list>
      <text:list xml:id="list100805897597328" text:continue-list="list100805373412960" text:style-name="List_20_3">
        <text:list-item>
          <text:p text:style-name="P1">Vor dem Start der Simulation sollen folgende Eingaben gemacht werden:</text:p>
        </text:list-item>
      </text:list>
      <text:list xml:id="list6518783874897969742" text:style-name="L2">
        <text:list-item>
          <text:p text:style-name="P4">Anzahl der Zellen (zB. 120)</text:p>
        </text:list-item>
        <text:list-item>
          <text:p text:style-name="P4">Anzahl der Autos auf der Straße</text:p>
        </text:list-item>
        <text:list-item>
          <text:p text:style-name="P4">Anzahl der durchzuführenden Zeitschritte</text:p>
        </text:list-item>
      </text:list>
      <text:list xml:id="list100805726402765" text:continue-list="list100805897597328" text:style-name="List_20_3">
        <text:list-item>
          <text:p text:style-name="P1">Beim Programmstart werden die Autos zufällig verteilt und auch die Anfangsgeschwindigkeit ist zufällig. Dies bewirkt, dass am Anfang der Simulation Staus entstehen, die sich aber bei niedriger Verkehrsdichte schnell auflösen.</text:p>
        </text:list-item>
        <text:list-item>
          <text:p text:style-name="P1">Aufgabenbeschreibung:<text:line-break/>Erstellen Sie eine Visualisierung des obigen zellulären Automaten. Dabei soll die Straße als Ringstraße (Die Autos sollen sich am Rand eines Quadrates bewegen) implementiert werden. </text:p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Contents">Zellenanzahl</text:p>
          </table:table-cell>
          <table:table-cell table:style-name="Tabelle2.A1" office:value-type="string">
            <text:p text:style-name="Table_20_Contents">Ringstraße</text:p>
          </table:table-cell>
          <table:table-cell table:style-name="Tabelle2.A1" office:value-type="string">
            <text:p text:style-name="Table_20_Contents">Zellenanzahl</text:p>
          </table:table-cell>
          <table:table-cell table:style-name="Tabelle2.D1" office:value-type="string">
            <text:p text:style-name="Table_20_Contents">Ringstraße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B3" office:value-type="string">
            <text:p text:style-name="Table_20_Contents">+++</text:p>
            <text:p text:style-name="Table_20_Contents">+<text:span text:style-name="T6">+</text:span>+</text:p>
            <text:p text:style-name="Table_20_Contents">+++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D3" office:value-type="string">
            <text:p text:style-name="Table_20_Contents">++++</text:p>
            <text:p text:style-name="Table_20_Contents">+<text:span text:style-name="T6">++</text:span>+</text:p>
            <text:p text:style-name="Table_20_Contents">+<text:span text:style-name="T6">++</text:span>+</text:p>
            <text:p text:style-name="Table_20_Contents">++++</text:p>
          </table:table-cell>
        </table:table-row>
        <table:table-row>
          <table:table-cell table:style-name="Tabelle2.A2" office:value-type="float" office:value="16">
            <text:p text:style-name="Table_20_Contents">16</text:p>
          </table:table-cell>
          <table:table-cell table:style-name="Tabelle2.B3" office:value-type="string">
            <text:p text:style-name="Table_20_Contents">+++++</text:p>
            <text:p text:style-name="Table_20_Contents">+<text:span text:style-name="T6">+++</text:span>+</text:p>
            <text:p text:style-name="Table_20_Contents">+<text:span text:style-name="T6">+++</text:span>+</text:p>
            <text:p text:style-name="Table_20_Contents">+<text:span text:style-name="T6">+++</text:span>+</text:p>
            <text:p text:style-name="Table_20_Contents">+++++</text:p>
          </table:table-cell>
          <table:table-cell table:style-name="Tabelle2.A2" office:value-type="float" office:value="20">
            <text:p text:style-name="Table_20_Contents">20</text:p>
          </table:table-cell>
          <table:table-cell table:style-name="Tabelle2.D3" office:value-type="string">
            <text:p text:style-name="Table_20_Contents">++++++</text:p>
            <text:p text:style-name="Table_20_Contents">+<text:span text:style-name="T6">++++</text:span>+</text:p>
            <text:p text:style-name="Table_20_Contents">+<text:span text:style-name="T6">++++</text:span>+</text:p>
            <text:p text:style-name="Table_20_Contents">+<text:span text:style-name="T6">++++</text:span>+</text:p>
            <text:p text:style-name="Table_20_Contents">+<text:span text:style-name="T6">++++</text:span>+</text:p>
            <text:p text:style-name="Table_20_Contents">++++++</text:p>
          </table:table-cell>
        </table:table-row>
      </table:table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100805103456191" text:continue-numbering="true" text:style-name="List_20_3">
        <text:list-item>
          <text:p text:style-name="P1"><text:soft-page-break/><text:span text:style-name="Citation"><text:span text:style-name="T1">Fragen<text:line-break/>Benutzen Sie das obige Programm, um folgende Fragen zu beantworten:</text:span></text:span></text:p>
        </text:list-item>
      </text:list>
      <text:list xml:id="list8869077094580563247" text:style-name="L3">
        <text:list-item>
          <text:p text:style-name="P5"><text:span text:style-name="Citation"><text:span text:style-name="T1">Wie verhält sich der Verkehr in dem im </text:span></text:span><text:span text:style-name="Citation"><text:span text:style-name="T2">P</text:span></text:span><text:span text:style-name="Citation"><text:span text:style-name="T1">rogramm umgesetzten Modell, wenn ein Auto im Durchschnitt mindestens 6 Zellen zur Verfügung hat? Versuche eine Begründung für dieses Verhalten zu finden.</text:span></text:span></text:p>
        </text:list-item>
        <text:list-item>
          <text:p text:style-name="P5"><text:span text:style-name="Citation"><text:span text:style-name="T1">Erhöhe die Verkehrsdichte, so dass ein Auto im Durchschnitt weniger als 6 (5,4) Zellen zur Verfügung hat und beobachte das Verkehrsverhalten.</text:span></text:span></text:p>
          <text:list>
            <text:list-item>
              <text:p text:style-name="P5"><text:span text:style-name="Citation"><text:span text:style-name="T1">Was passiert, wenn die Verkehrsdichte erhöht wird?</text:span></text:span></text:p>
            </text:list-item>
            <text:list-item>
              <text:p text:style-name="P5"><text:span text:style-name="Citation"><text:span text:style-name="T1">Ist die Anzahl der entstehenden Staus konstant?</text:span></text:span></text:p>
            </text:list-item>
            <text:list-item>
              <text:p text:style-name="P5"><text:span text:style-name="Citation"><text:span text:style-name="T1">Wie bewegen sich Staus fort?</text:span></text:span></text:p>
            </text:list-item>
          </text:list>
        </text:list-item>
        <text:list-item>
          <text:p text:style-name="P5"><text:span text:style-name="Citation"><text:span text:style-name="T1">Inwieweit entspricht dieses Modell dem normalen Straßenverkehr? Inwieweit nicht?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d" style:family="paragraph" style:parent-style-name="Heading_20_2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Zellulare Automaten – Verkehrssimulation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23T22:26:03</meta:creation-date>
    <meta:editing-cycles>8</meta:editing-cycles>
    <meta:editing-duration>PT4H51M45S</meta:editing-duration>
    <meta:initial-creator>Anton Hofmann</meta:initial-creator>
    <dc:date>2015-02-24T10:08:04.125146880</dc:date>
    <dc:creator>hofmann </dc:creator>
    <meta:printed-by>Anton Hofmann</meta:printed-by>
    <meta:print-date>2013-02-24T18:42:01</meta:print-date>
    <meta:document-statistic meta:table-count="1" meta:image-count="0" meta:object-count="0" meta:page-count="2" meta:paragraph-count="50" meta:word-count="382" meta:character-count="2650" meta:non-whitespace-character-count="233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3-02-23T22:25:59"/>
  </office:meta>
</office:document-meta>
</file>